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cfc" officeooo:paragraph-rsid="001dbcfc"/>
    </style:style>
    <style:style style:name="P2" style:family="paragraph" style:parent-style-name="Standard" style:list-style-name="L1">
      <style:text-properties officeooo:rsid="001dbcfc" officeooo:paragraph-rsid="001dbcfc" fo:background-color="#ffff00"/>
    </style:style>
    <style:style style:name="P3" style:family="paragraph" style:parent-style-name="Standard" style:list-style-name="L1">
      <style:text-properties officeooo:rsid="001dbcfc" officeooo:paragraph-rsid="001dbcfc" fo:background-color="#ffff00"/>
    </style:style>
    <style:style style:name="P4" style:family="paragraph" style:parent-style-name="Standard" style:list-style-name="L1">
      <style:text-properties officeooo:rsid="001e965e" officeooo:paragraph-rsid="001e965e" fo:background-color="#ffff00"/>
    </style:style>
    <style:style style:name="P5" style:family="paragraph" style:parent-style-name="Standard" style:list-style-name="L1">
      <style:text-properties officeooo:rsid="001f5380" officeooo:paragraph-rsid="001f5380" fo:background-color="#ffff00"/>
    </style:style>
    <style:style style:name="P6" style:family="paragraph" style:parent-style-name="Standard" style:list-style-name="L1">
      <style:text-properties officeooo:rsid="0021fced" officeooo:paragraph-rsid="0021fced" fo:background-color="#ffff00"/>
    </style:style>
    <style:style style:name="P7" style:family="paragraph" style:parent-style-name="Standard" style:list-style-name="L1">
      <style:text-properties officeooo:rsid="00234615" officeooo:paragraph-rsid="00234615" fo:background-color="#ffff00"/>
    </style:style>
    <style:style style:name="P8" style:family="paragraph" style:parent-style-name="Standard" style:list-style-name="L1">
      <style:text-properties officeooo:rsid="002422b1" officeooo:paragraph-rsid="002422b1" fo:background-color="#ffff00"/>
    </style:style>
    <style:style style:name="P9" style:family="paragraph" style:parent-style-name="Standard" style:list-style-name="L1">
      <style:text-properties officeooo:rsid="002570ff" officeooo:paragraph-rsid="002570ff" fo:background-color="#ffff00"/>
    </style:style>
    <style:style style:name="P10" style:family="paragraph" style:parent-style-name="Standard" style:list-style-name="L1">
      <style:text-properties officeooo:rsid="001f2f81" officeooo:paragraph-rsid="001f2f81" fo:background-color="#ffff00"/>
    </style:style>
    <style:style style:name="P11" style:family="paragraph" style:parent-style-name="Standard" style:list-style-name="L1">
      <style:text-properties officeooo:rsid="0020874d" officeooo:paragraph-rsid="0020874d" fo:background-color="#ffff00"/>
    </style:style>
    <style:style style:name="P12" style:family="paragraph" style:parent-style-name="Standard" style:list-style-name="L1">
      <style:text-properties officeooo:rsid="0021fced" officeooo:paragraph-rsid="0021fced"/>
    </style:style>
    <style:style style:name="P13" style:family="paragraph" style:parent-style-name="Standard" style:list-style-name="L1">
      <style:text-properties officeooo:rsid="002654f1" officeooo:paragraph-rsid="002654f1"/>
    </style:style>
    <style:style style:name="P14" style:family="paragraph" style:parent-style-name="Standard" style:list-style-name="L1">
      <style:text-properties officeooo:rsid="002678fe" officeooo:paragraph-rsid="002678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chard notes</text:p>
      <text:p text:style-name="P1"/>
      <text:list xml:id="list935181272" text:style-name="L1">
        <text:list-item>
          <text:p text:style-name="P3">Household problem<text:tab/></text:p>
          <text:list>
            <text:list-item>
              <text:p text:style-name="P2">Some excess notation (intermediate and final labor supply is substitutable)</text:p>
            </text:list-item>
            <text:list-item>
              <text:p text:style-name="P2">Non-negativity of consumption not really necessary</text:p>
            </text:list-item>
            <text:list-item>
              <text:p text:style-name="P2">Make sure transversality is actually necessary – maybe not bc no dynamic household problem really</text:p>
            </text:list-item>
          </text:list>
        </text:list-item>
        <text:list-item>
          <text:p text:style-name="P2">Proposition 1 – weird to have phrased this way. Find better way to express the z = 0 case.</text:p>
          <text:list>
            <text:list-item>
              <text:p text:style-name="P2">Also: have I assumed that x is symmetric as well? Or just z? Clarify a bit</text:p>
            </text:list-item>
            <text:list-item>
              <text:p text:style-name="P2">Emphasize why it’s going to be the case. Try to lump with comment about Knife-edge – also knife-edge case without z constant doesn’t exist. So actually can prove it doesn’t exist.</text:p>
            </text:list-item>
            <text:list-item>
              <text:p text:style-name="P3">Why does it make sense to focus on symmetric equilibria? Econ and tractability. Explain</text:p>
            </text:list-item>
          </text:list>
        </text:list-item>
        <text:list-item>
          <text:p text:style-name="P4">Transversality condition note: </text:p>
          <text:list>
            <text:list-item>
              <text:p text:style-name="P4">clarify what you mean by “As a result, BGP growth does not imply a suboptimal degree of wealth accumulation in the infinite future…”</text:p>
            </text:list-item>
          </text:list>
        </text:list-item>
        <text:list-item>
          <text:p text:style-name="P10">New section after Model section: efficiency and some policies THEORETICALLY then put all quantitative stuff at the end, referring to that. But no algebra in the end.</text:p>
        </text:list-item>
        <text:list-item>
          <text:p text:style-name="P5">Take out section 5.2</text:p>
        </text:list-item>
        <text:list-item>
          <text:p text:style-name="P5">2.5 – make more explicit the Welfare = Growth + Level effect thing, and split up analysis into the two components</text:p>
        </text:list-item>
        <text:list-item>
          <text:p text:style-name="P5">5.1.1 “jump” could be misunderstood – make sure the reader understands we are doing comparative statics, not dynamics</text:p>
        </text:list-item>
        <text:list-item>
          <text:p text:style-name="P11">5.1.3 – move this sensitivity / robustness to the end – no need to refer to it in main text</text:p>
          <text:list>
            <text:list-item>
              <text:p text:style-name="P11">If want to refer to it, do it in calibration section</text:p>
            </text:list-item>
          </text:list>
        </text:list-item>
        <text:list-item>
          <text:p text:style-name="P12">Be mindful of algebra/ insight ratio. Lots of algebra in Chapter 5. Just put derivations in the appendix. </text:p>
        </text:list-item>
        <text:list-item>
          <text:p text:style-name="P6">In 5.3 – want to highlight how the results I am getting are different from the Acemoglu textbook model</text:p>
          <text:list>
            <text:list-item>
              <text:p text:style-name="P6">NCAs</text:p>
            </text:list-item>
            <text:list-item>
              <text:p text:style-name="P6">Additional problem with RD subsidies </text:p>
            </text:list-item>
          </text:list>
        </text:list-item>
        <text:list-item>
          <text:p text:style-name="P6">After Eq. 40 in 2.5, no need to mention the welfare changes quantitatively etc. meaningless.</text:p>
        </text:list-item>
        <text:list-item>
          <text:p text:style-name="P7">2.5.3. - put this up front to get it out of the way.</text:p>
        </text:list-item>
        <text:list-item>
          <text:p text:style-name="P8">Term 1/(1-kappaE) paragraph in 2.5.2 – rework after </text:p>
          <text:list>
            <text:list-item>
              <text:p text:style-name="P8">Replace “practically speaking” with a mention of what we will find in the calibration</text:p>
            </text:list-item>
            <text:list-item>
              <text:p text:style-name="P8">Say in my calibrated version, it’s implied that it’s robust enough to not be a fluke</text:p>
            </text:list-item>
          </text:list>
        </text:list-item>
        <text:list-item>
          <text:p text:style-name="P9">If something in theory section is ambiguous, hint at THE CALIBRATION, not “all reasonable calibrations”</text:p>
        </text:list-item>
        <text:list-item>
          <text:p text:style-name="P13">Think about whether I need to call them WSOs or just SOs or spinouts.</text:p>
        </text:list-item>
        <text:list-item>
          <text:p text:style-name="P14">Motivate model with data – work on this later though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0T18:02:21.671645904</meta:creation-date>
    <dc:date>2020-07-23T13:32:26.037248588</dc:date>
    <meta:editing-duration>P1DT23H54M12S</meta:editing-duration>
    <meta:editing-cycles>20</meta:editing-cycles>
    <meta:generator>LibreOffice/6.4.4.2$Linux_X86_64 LibreOffice_project/40$Build-2</meta:generator>
    <meta:document-statistic meta:table-count="0" meta:image-count="0" meta:object-count="0" meta:page-count="1" meta:paragraph-count="29" meta:word-count="408" meta:character-count="2270" meta:non-whitespace-character-count="1904"/>
  </office:meta>
</office:document-meta>
</file>